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ext_20_body">Clase Nº 1: 20-04-20</text:p>
      <text:h text:style-name="Heading_20_1" text:outline-level="1">Actividades</text:h>
      <text:p text:style-name="First_20_paragraph">Para la clase de hoy deberás realizar las siguientes actividades:</text:p>
      <text:list text:style-name="L1">
        <text:list-item>
          <text:p text:style-name="P1">1º Leer, del Material Didáctico Teórico y Práctico, toda la Unidad Nº 1. Este se encuentra en los Materiales de Estudio. Tiempo estimado 15'.</text:p>
        </text:list-item>
        <text:list-item>
          <text:p text:style-name="P1">2º Ver video que explica la relación entre las Funciones de la Contabilidad y el Proceso Contable. Este se encuentra en los Recursos Complementarios.Tiempo estimado 8'.</text:p>
        </text:list-item>
        <text:list-item>
          <text:p text:style-name="P1">3º Realizar los prácticos del 1 al 6, que se encuentran en el Material Didáctico. Tiempo estimado 5'.</text:p>
        </text:list-item>
        <text:list-item>
          <text:p text:style-name="P1">4º Participar del encuentro virtual por la plataforma Zoom el día lunes 20-04 a las 19.15 hs. Tiempo estimado 40'.</text:p>
        </text:list-item>
        <text:list-item>
          <text:p text:style-name="P1">5º Controlar los prácticos realizados con la solución que se encuentra en los Recursos Complementarios.Tiempo estimado 2'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